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Arial, Helvetica, sans-serif"/>
    <style:font-face style:name="acumin-pro" svg:font-family="acumin-pro, Helvetica, sans-serif"/>
  </office:font-face-decls>
  <office:automatic-styles>
    <style:style style:name="P1" style:family="paragraph" style:parent-style-name="Standard">
      <style:text-properties officeooo:paragraph-rsid="000e2e90"/>
    </style:style>
    <style:style style:name="P2" style:family="paragraph" style:parent-style-name="Standard">
      <style:text-properties officeooo:rsid="000e2e90"/>
    </style:style>
    <style:style style:name="P3" style:family="paragraph" style:parent-style-name="Standard">
      <style:text-properties officeooo:rsid="000e2e90" officeooo:paragraph-rsid="000e2e90"/>
    </style:style>
    <style:style style:name="P4" style:family="paragraph" style:parent-style-name="Standard">
      <style:text-properties officeooo:rsid="000e2e90" officeooo:paragraph-rsid="000e2e90" fo:background-color="#ffff00"/>
    </style:style>
    <style:style style:name="P5" style:family="paragraph" style:parent-style-name="Standard">
      <style:text-properties officeooo:rsid="00101cb5" officeooo:paragraph-rsid="00101cb5" fo:background-color="#ffff00"/>
    </style:style>
    <style:style style:name="P6" style:family="paragraph" style:parent-style-name="Standard">
      <style:text-properties officeooo:rsid="0010878e" officeooo:paragraph-rsid="0010878e" fo:background-color="#ffff00"/>
    </style:style>
    <style:style style:name="P7" style:family="paragraph" style:parent-style-name="Standard">
      <style:text-properties officeooo:rsid="00101cb5" officeooo:paragraph-rsid="00101cb5"/>
    </style:style>
    <style:style style:name="P8" style:family="paragraph" style:parent-style-name="Standard">
      <style:text-properties officeooo:paragraph-rsid="00101cb5"/>
    </style:style>
    <style:style style:name="P9" style:family="paragraph" style:parent-style-name="Standard">
      <style:text-properties officeooo:paragraph-rsid="0010878e"/>
    </style:style>
    <style:style style:name="P10" style:family="paragraph" style:parent-style-name="Standard">
      <style:text-properties officeooo:rsid="0010878e" officeooo:paragraph-rsid="0010878e"/>
    </style:style>
    <style:style style:name="P11" style:family="paragraph" style:parent-style-name="Text_20_body">
      <style:text-properties officeooo:rsid="0010878e" officeooo:paragraph-rsid="0010878e"/>
    </style:style>
    <style:style style:name="P12" style:family="paragraph" style:parent-style-name="Text_20_body">
      <style:text-properties officeooo:rsid="0010878e" officeooo:paragraph-rsid="0010878e" fo:background-color="#ffff00"/>
    </style:style>
    <style:style style:name="P13" style:family="paragraph" style:parent-style-name="Text_20_body">
      <style:text-properties officeooo:paragraph-rsid="0010878e" fo:background-color="#ffff00"/>
    </style:style>
    <style:style style:name="P14" style:family="paragraph" style:parent-style-name="Text_20_body">
      <style:text-properties officeooo:rsid="0010878e" officeooo:paragraph-rsid="0010878e" fo:background-color="transparent"/>
    </style:style>
    <style:style style:name="P15" style:family="paragraph" style:parent-style-name="Text_20_body">
      <style:text-properties officeooo:paragraph-rsid="0010878e"/>
    </style:style>
    <style:style style:name="T1" style:family="text">
      <style:text-properties officeooo:rsid="000e2e90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01cb5" fo:background-color="transparent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officeooo:rsid="0010878e" fo:background-color="transparent" loext:char-shading-value="0"/>
    </style:style>
    <style:style style:name="T6" style:family="text">
      <style:text-properties officeooo:rsid="00101cb5"/>
    </style:style>
    <style:style style:name="T7" style:family="text">
      <style:text-properties officeooo:rsid="0010878e"/>
    </style:style>
    <style:style style:name="T8" style:family="text">
      <style:text-properties fo:background-color="#ffff00" loext:char-shading-value="0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101cb5" fo:background-color="#ffff00" loext:char-shading-value="0"/>
    </style:style>
    <style:style style:name="T11" style:family="text">
      <style:text-properties officeooo:rsid="0010878e" fo:background-color="#ffff00" loext:char-shading-value="0"/>
    </style:style>
    <style:style style:name="T12" style:family="text"/>
    <text:list-style style:name="L1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Vår forskning <text:span text:style-name="T1">&gt;</text:span> Språkteknologi</text:h>
      <text:p text:style-name="P1"><text:span text:style-name="T6">&lt;</text:span>https://www.gu.se/svenska-spraket/var-forskning/sprakteknologi<text:span text:style-name="T6">&gt;</text:span></text:p>
      <text:p text:style-name="Standard"/>
      <text:p text:style-name="P1"><text:span text:style-name="T1">Profilområdet Språkteknologi utgörs främst av Språkbanken Text</text:span><text:span text:style-name="T6">&lt;https://spraakbanken.gu.se&gt;</text:span><text:span text:style-name="T1">, en forskningsinfrastruktur för språkliga data och en språkteknologisk forskningsenhet. </text:span></text:p>
      <text:p text:style-name="P3"/>
      <text:p text:style-name="P4">Text hämtad och lite justerad från https://spraakbanken.gu.se/om</text:p>
      <text:p text:style-name="P3">Språkbanken Text bidrar med att fritt tillgängliggöra moderna och historiska texter, språkdata&lt;https://spraakbanken.gu.se/data&gt;, framför allt svenska, i digitala format avsedda för forskning.</text:p>
      <text:p text:style-name="P3"/>
      <text:p text:style-name="P3">Enheten producerar också språkteknologiska forskningsverktyg, plattformar&lt;https://spraakbanken.gu.se/verktyg&gt;, som analyserar texter för sofistikerad sökning och berikar dem för vidare forskning.</text:p>
      <text:p text:style-name="P3"/>
      <text:p text:style-name="P3">Språkbanken Text bedriver dessutom egen forskning inom språkteknologi och artificiell intelligens, samt inom språkvetenskap, digital humaniora och digital samhällsvetenskap i samarbete med forskare ur andra discipliner. Detta sker ofta i samarbete med svenska och utländska forskningsgrupper, minnes- och kulturarvsinstitutioner, skolor och företag.</text:p>
      <text:p text:style-name="P3"/>
      <text:p text:style-name="P3">Språkbanken inrättades redan 1975, vilket gör enheten till en av världens äldsta FoU-enheter inom språkteknologi. </text:p>
      <text:p text:style-name="P3"/>
      <text:p text:style-name="P1"><text:span text:style-name="T1">Språkbanken Text är en del av den Nationella språkbanken&lt;https://sprakbanken.se/&gt; som är ett konsortium bestående av Göteborgs universitet, KTH och Institutet för språk och folkminnen. Tillsammans med Språkbanken Tal och Språkbanken Sam utgör vi en nationell e-infrastruktur för forskning baserad på språkliga data.</text:span></text:p>
      <text:p text:style-name="P1"/>
      <text:p text:style-name="P4">CLT-rutan -- ta bort</text:p>
      <text:p text:style-name="P3"/>
      <text:p text:style-name="P4">Två rutor</text:p>
      <text:p text:style-name="P3">1. Besök Språkbanken Texts webbplats</text:p>
      <text:p text:style-name="P3">Språkbanken Text</text:p>
      <text:p text:style-name="P3">&lt;https://spraakbanken.gu.se&gt;</text:p>
      <text:p text:style-name="P3">Bild: logotyp &lt;https://spraakbanken.gu.se/themes/sb/images/sbx1r.svg&gt;</text:p>
      <text:p text:style-name="P3">2. Introduktion för nya användare</text:p>
      <text:p text:style-name="P3">Språkbanken Text</text:p>
      <text:p text:style-name="P3">&lt;https://spraakbanken.gu.se/om/nyborjare&gt;</text:p>
      <text:p text:style-name="P3">Bild: första sidan? &lt;https://spraakbanken.gu.se/sites/default/files/2023/sprakbanken_for_nyborjare_2023_2.pdf&gt;</text:p>
      <text:p text:style-name="P3"/>
      <text:h text:style-name="Heading_20_2" text:outline-level="2">Plattformar<text:span text:style-name="T7"> (forskningsverktyg)</text:span></text:h>
      <text:p text:style-name="P12">Text från https://spraakbanken.gu.se/verktyg</text:p>
      <text:p text:style-name="Text_20_body">Språkbanken <text:span text:style-name="T7">Text </text:span>arbetar aktivt för att utveckla en språkteknologisk infrastruktur. Det handlar dels om att skapa, harmonisera och standardisera fri språklig data. Utöver själva språkdatan skapar <text:span text:style-name="T7">enheten</text:span> dessutom verktyg<text:span text:style-name="T7">&lt;https://spraakbanken.gu.se/verktyg&gt; </text:span>för att utforska d<text:span text:style-name="T7">atan</text:span> och göra de<text:span text:style-name="T7">m</text:span> tillgängliga för forskningsvärlden och för allmänheten.</text:p>
      <text:p text:style-name="P12"><text:soft-page-break/>Små rutor med logotyper för och länkar till våra prioriterade verktyg &lt;https://spraakbanken.gu.se/verktyg&gt;:</text:p>
      <text:p text:style-name="P13"><text:span text:style-name="T7">Markus, nu försöker vi tillsammans skriva om de beskrivande texterna. :)</text:span></text:p>
      <text:h text:style-name="Heading_20_4" text:outline-level="4">Korp</text:h>
      <text:p text:style-name="P14">Korp är en ordforskningsplattform med vilket användaren kan undersöka hur ord används i stora mängder text från bland annat dagstidningar, skönlitteratur och sociala medier.</text:p>
      <text:h text:style-name="Heading_20_4" text:outline-level="4">Karp</text:h>
      <text:p text:style-name="P12"><text:span text:style-name="T2">Karp är en dataredigeringsplattform </text:span>– ett "superlexikon" med redigeringsmöjligheter.</text:p>
      <text:h text:style-name="Heading_20_4" text:outline-level="4">Sparv</text:h>
      <text:p text:style-name="P14">Sparv är en analysplattform för korpusannotering och ansvarigt för uppmärkning av de flesta av våra korpus.</text:p>
      <text:h text:style-name="Heading_20_4" text:outline-level="4">Strix</text:h>
      <text:p text:style-name="P14">Strix är en textforskningsplattform där fokus ligger på att arbeta med hela dokument, till skillnad från Korps fokus på ord.</text:p>
      <text:h text:style-name="Heading_20_4" text:outline-level="4">Mink</text:h>
      <text:p text:style-name="P15"><text:span text:style-name="T5">Mink är en dataplattform där användare kan skapa egna korpusar för att därefter utföra analyser på dem.</text:span></text:p>
      <text:h text:style-name="Heading_20_2" text:outline-level="2">Språkliga data</text:h>
      <text:p text:style-name="Text_20_body">Här kan du leta och filtrera bland våra korpusar och lexikon. Du kan klicka på en rad för att få fram nedladdningsbara filer. Genom att klicka på Korp- eller Karp-ikonen kommer du direkt till gränssnittet där du kan utforska resursen.</text:p>
      <text:h text:style-name="Heading_20_2" text:outline-level="2">Forskning</text:h>
      <text:p text:style-name="P12">från https://spraakbanken.gu.se/forskning</text:p>
      <text:p text:style-name="Text_20_body"><text:span text:style-name="T7">Språkbanken Texts</text:span> språkteknologiska forskning<text:span text:style-name="T7">&lt;https://spraakbanken.gu.se/forskning&gt;</text:span> har sin tyngdpunkt i textbaserade empiriska studier och är nära knuten till utveckling av forskningsinfrastruktur, som syftar till att möjliggöra forskning på svenska språkdata.</text:p>
      <text:p text:style-name="Text_20_body">Språkbanken Texts mer än 20 aktiva forskare är framgångsrika inom ett brett spektrum av teman, såsom datorstödd språkinlärning, språkförändring, hantering av historiska texter, korpusbaserad grammatikforskning, OCR, lexikologi, biomedicinsk språkteknologi, sentiment- och argumentanalys, anonymisering och sökverktyg. Ofta görs detta i samarbete med experter från angränsande ämnen inom språkvetenskap, övrig humaniora och datavetenskap.</text:p>
      <text:p text:style-name="P12">från https://spraakbanken.gu.se/projekt/phd-program och från https://spraakbanken.gu.se/om/undervisning:</text:p>
      <text:p text:style-name="P11"><text:soft-page-break/>Språkbanken Text <text:span text:style-name="T9">bedriver</text:span> dessutom ett doktorandprogram inom språkteknologi &lt;https://www.gu.se/svenska-spraket/var-forskarutbildning/sprakteknologi&gt;. Utöver detta </text:p>
      <text:p text:style-name="P11">undervisar&lt;https://spraakbanken.gu.se/om/undervisning&gt; enhetens personal på flera kurser inom Masterprogrammet i språkteknologi, i kurser i lingvistik samt handleder uppsatser på kandidat- och magisternivå.</text:p>
      <text:p text:style-name="P11"/>
      <text:p text:style-name="P15"><text:span text:style-name="T7">---</text:span></text:p>
      <text:h text:style-name="Heading_20_2" text:outline-level="2">Vår forskarutbildning <text:span text:style-name="T6">&gt;</text:span> Språkteknologi</text:h>
      <text:p text:style-name="Standard"><text:span text:style-name="T7">&lt;</text:span>https://www.gu.se/svenska-spraket/var-forskarutbildning/sprakteknologi<text:span text:style-name="T7">&gt;</text:span></text:p>
      <text:p text:style-name="P8"><text:span text:style-name="T10">Dana står som ansvarig.</text:span></text:p>
      <text:p text:style-name="P2"/>
      <text:p text:style-name="P10">---</text:p>
      <text:p text:style-name="P10"/>
      <text:h text:style-name="Heading_20_2" text:outline-level="2">Vår forskning</text:h>
      <text:p text:style-name="P8"><text:span text:style-name="T7">&lt;</text:span>https://www.gu.se/svenska-spraket/var-forskning<text:span text:style-name="T7">&gt;</text:span></text:p>
      <text:p text:style-name="P5">Ändra texten på rutan "Språkbanken Text" nästan längst ned på sidan till:</text:p>
      <text:p text:style-name="P7">Språkbanken Text är en forskningsinfrastruktur för språkliga data och en språkteknologisk forskningsenhet. </text:p>
      <text:p text:style-name="P10">---</text:p>
      <text:h text:style-name="Heading_20_2" text:outline-level="2">Hitta forskning</text:h>
      <text:p text:style-name="P9">https://www.gu.se/forskning/sprakteknologi</text:p>
      <text:p text:style-name="P6">ska tas bort och länka till rubriken "Forskning" på sidan</text:p>
      <text:p text:style-name="P10"><text:span text:style-name="T6">&lt;</text:span>https://www.gu.se/svenska-spraket/var-forskning/sprakteknologi<text:span text:style-name="T3">&gt;</text:span><text:span text:style-name="T4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, Arial, Helvetica, sans-serif"/>
    <style:font-face style:name="acumin-pro" svg:font-family="acumin-pro, Helvetic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5:58:57.494740628</meta:creation-date>
    <dc:date>2024-02-26T16:58:59.464519128</dc:date>
    <meta:editing-duration>PT1H1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3" meta:paragraph-count="57" meta:word-count="569" meta:character-count="5126" meta:non-whitespace-character-count="4609"/>
  </office:meta>
</office:document-meta>
</file>